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161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022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2.152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4634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4417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office:value-type="string">
            <text:p>RevisionNumber</text:p>
          </table:table-cell>
          <table:table-cell office:value-type="string">
            <text:p>ControllersLOC</text:p>
          </table:table-cell>
          <table:table-cell office:value-type="string">
            <text:p>ControllersClasses</text:p>
          </table:table-cell>
          <table:table-cell office:value-type="string">
            <text:p>ControllersMethods</text:p>
          </table:table-cell>
          <table:table-cell office:value-type="string">
            <text:p>HelpersLOC</text:p>
          </table:table-cell>
          <table:table-cell office:value-type="string">
            <text:p>HelpersClasses</text:p>
          </table:table-cell>
          <table:table-cell office:value-type="string">
            <text:p>HelpersMethods</text:p>
          </table:table-cell>
          <table:table-cell office:value-type="string">
            <text:p>ModelsLOC</text:p>
          </table:table-cell>
          <table:table-cell office:value-type="string">
            <text:p>ModelsClasses</text:p>
          </table:table-cell>
          <table:table-cell office:value-type="string">
            <text:p>ModelsMethods</text:p>
          </table:table-cell>
          <table:table-cell office:value-type="string">
            <text:p>LibrariesLOC</text:p>
          </table:table-cell>
          <table:table-cell office:value-type="string">
            <text:p>LibrariesClasses</text:p>
          </table:table-cell>
          <table:table-cell office:value-type="string">
            <text:p>LibrariesMethods</text:p>
          </table:table-cell>
          <table:table-cell office:value-type="string">
            <text:p>IntegrationTestsLOC</text:p>
          </table:table-cell>
          <table:table-cell office:value-type="string">
            <text:p>IntegrationTestsClasses</text:p>
          </table:table-cell>
          <table:table-cell office:value-type="string">
            <text:p>IntegrationTestsMethods</text:p>
          </table:table-cell>
          <table:table-cell office:value-type="string">
            <text:p>FunctionalTestLOC</text:p>
          </table:table-cell>
          <table:table-cell office:value-type="string">
            <text:p>FunctionalTestClasses</text:p>
          </table:table-cell>
          <table:table-cell office:value-type="string">
            <text:p>FunctionalTestMethods</text:p>
          </table:table-cell>
          <table:table-cell office:value-type="string">
            <text:p>UnitTestsLOC</text:p>
          </table:table-cell>
          <table:table-cell office:value-type="string">
            <text:p>UnitTestsClasses</text:p>
          </table:table-cell>
          <table:table-cell office:value-type="string">
            <text:p>UnitTestsMethods</text:p>
          </table:table-cell>
          <table:table-cell office:value-type="string">
            <text:p>TotalLOC</text:p>
          </table:table-cell>
          <table:table-cell office:value-type="string">
            <text:p>TotalClasses</text:p>
          </table:table-cell>
          <table:table-cell office:value-type="string">
            <text:p>TotalMethod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50">
            <text:p>2150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58">
            <text:p>2158</text:p>
          </table:table-cell>
          <table:table-cell office:value-type="float" office:value="38">
            <text:p>3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94">
            <text:p>2194</text:p>
          </table:table-cell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20">
            <text:p>2220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55">
            <text:p>855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8">
            <text:p>221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6">
            <text:p>2216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68">
            <text:p>2268</text:p>
          </table:table-cell>
          <table:table-cell office:value-type="float" office:value="38">
            <text:p>3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328">
            <text:p>2328</text:p>
          </table:table-cell>
          <table:table-cell office:value-type="float" office:value="38">
            <text:p>3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428">
            <text:p>2428</text:p>
          </table:table-cell>
          <table:table-cell office:value-type="float" office:value="39">
            <text:p>3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318">
            <text:p>2318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76">
            <text:p>2676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10">
            <text:p>2410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25">
            <text:p>2425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38">
            <text:p>2338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7">
            <text:p>4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03">
            <text:p>2503</text:p>
          </table:table-cell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5">
            <text:p>2835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0">
            <text:p>2830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3">
            <text:p>85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14">
            <text:p>2914</text:p>
          </table:table-cell>
          <table:table-cell office:value-type="float" office:value="63">
            <text:p>6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46">
            <text:p>2946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54">
            <text:p>2954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68">
            <text:p>2968</text:p>
          </table:table-cell>
          <table:table-cell office:value-type="float" office:value="63">
            <text:p>6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79">
            <text:p>2979</text:p>
          </table:table-cell>
          <table:table-cell office:value-type="float" office:value="63">
            <text:p>6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8">
            <text:p>858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51">
            <text:p>3051</text:p>
          </table:table-cell>
          <table:table-cell office:value-type="float" office:value="63">
            <text:p>6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79">
            <text:p>879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72">
            <text:p>3072</text:p>
          </table:table-cell>
          <table:table-cell office:value-type="float" office:value="63">
            <text:p>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91">
            <text:p>89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89">
            <text:p>3189</text:p>
          </table:table-cell>
          <table:table-cell office:value-type="float" office:value="64">
            <text:p>6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76">
            <text:p>87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99">
            <text:p>3199</text:p>
          </table:table-cell>
          <table:table-cell office:value-type="float" office:value="64">
            <text:p>6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74">
            <text:p>874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38">
            <text:p>3338</text:p>
          </table:table-cell>
          <table:table-cell office:value-type="float" office:value="64">
            <text:p>6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85">
            <text:p>3385</text:p>
          </table:table-cell>
          <table:table-cell office:value-type="float" office:value="62">
            <text:p>6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2">
            <text:p>3412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1">
            <text:p>3411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9">
            <text:p>659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00">
            <text:p>3400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99">
            <text:p>3399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6">
            <text:p>68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31">
            <text:p>3431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50">
            <text:p>3450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73">
            <text:p>3473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87">
            <text:p>3487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09">
            <text:p>3509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14">
            <text:p>3514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93">
            <text:p>79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3581">
            <text:p>3581</text:p>
          </table:table-cell>
          <table:table-cell office:value-type="float" office:value="62">
            <text:p>62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7">
            <text:p>3637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6">
            <text:p>3636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8">
            <text:p>3638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41">
            <text:p>3641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71">
            <text:p>3671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5">
            <text:p>3645</text:p>
          </table:table-cell>
          <table:table-cell office:value-type="float" office:value="62">
            <text:p>6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04">
            <text:p>3804</text:p>
          </table:table-cell>
          <table:table-cell office:value-type="float" office:value="62">
            <text:p>6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6">
            <text:p>856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2">
            <text:p>3822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5">
            <text:p>3865</text:p>
          </table:table-cell>
          <table:table-cell office:value-type="float" office:value="62">
            <text:p>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3">
            <text:p>3783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1">
            <text:p>3781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08">
            <text:p>3808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4">
            <text:p>3794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7">
            <text:p>3797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21">
            <text:p>3821</text:p>
          </table:table-cell>
          <table:table-cell office:value-type="float" office:value="62">
            <text:p>6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57">
            <text:p>957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76">
            <text:p>3776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99">
            <text:p>3899</text:p>
          </table:table-cell>
          <table:table-cell office:value-type="float" office:value="63">
            <text:p>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75">
            <text:p>975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044">
            <text:p>4044</text:p>
          </table:table-cell>
          <table:table-cell office:value-type="float" office:value="64">
            <text:p>64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11">
            <text:p>4211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17">
            <text:p>111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275">
            <text:p>4275</text:p>
          </table:table-cell>
          <table:table-cell office:value-type="float" office:value="64">
            <text:p>6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82">
            <text:p>118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341">
            <text:p>4341</text:p>
          </table:table-cell>
          <table:table-cell office:value-type="float" office:value="64">
            <text:p>6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03">
            <text:p>90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297">
            <text:p>1297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616">
            <text:p>4616</text:p>
          </table:table-cell>
          <table:table-cell office:value-type="float" office:value="67">
            <text:p>6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81">
            <text:p>981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9">
            <text:p>919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692">
            <text:p>4692</text:p>
          </table:table-cell>
          <table:table-cell office:value-type="float" office:value="69">
            <text:p>6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02">
            <text:p>4702</text:p>
          </table:table-cell>
          <table:table-cell office:value-type="float" office:value="67">
            <text:p>6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02">
            <text:p>4702</text:p>
          </table:table-cell>
          <table:table-cell office:value-type="float" office:value="67">
            <text:p>6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7">
            <text:p>937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31">
            <text:p>1331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4716">
            <text:p>4716</text:p>
          </table:table-cell>
          <table:table-cell office:value-type="float" office:value="67">
            <text:p>6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8">
            <text:p>898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06">
            <text:p>1306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7">
            <text:p>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56">
            <text:p>856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06">
            <text:p>1306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7">
            <text:p>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62">
            <text:p>862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42">
            <text:p>1342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4752">
            <text:p>4752</text:p>
          </table:table-cell>
          <table:table-cell office:value-type="float" office:value="67">
            <text:p>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01">
            <text:p>4801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01">
            <text:p>4801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63">
            <text:p>9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24">
            <text:p>4824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63">
            <text:p>9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1">
            <text:p>921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7">
            <text:p>1377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53">
            <text:p>4853</text:p>
          </table:table-cell>
          <table:table-cell office:value-type="float" office:value="67">
            <text:p>67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33">
            <text:p>4833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33">
            <text:p>4833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9">
            <text:p>4869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9">
            <text:p>4869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0">
            <text:p>8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0">
            <text:p>4850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6">
            <text:p>4856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66">
            <text:p>96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2">
            <text:p>4862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22">
            <text:p>1422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4873">
            <text:p>4873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7">
            <text:p>927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0">
            <text:p>8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1">
            <text:p>1461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4918">
            <text:p>4918</text:p>
          </table:table-cell>
          <table:table-cell office:value-type="float" office:value="64">
            <text:p>64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7">
            <text:p>927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1">
            <text:p>1461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4932">
            <text:p>4932</text:p>
          </table:table-cell>
          <table:table-cell office:value-type="float" office:value="64">
            <text:p>64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59">
            <text:p>95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71">
            <text:p>4971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74">
            <text:p>4974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90">
            <text:p>4990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22">
            <text:p>5022</text:p>
          </table:table-cell>
          <table:table-cell office:value-type="float" office:value="64">
            <text:p>6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51">
            <text:p>5051</text:p>
          </table:table-cell>
          <table:table-cell office:value-type="float" office:value="64">
            <text:p>64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86">
            <text:p>5086</text:p>
          </table:table-cell>
          <table:table-cell office:value-type="float" office:value="64">
            <text:p>64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68">
            <text:p>96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74">
            <text:p>1474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5122">
            <text:p>5122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69">
            <text:p>96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74">
            <text:p>1474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5125">
            <text:p>5125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69">
            <text:p>96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2">
            <text:p>932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07">
            <text:p>1507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office:value-type="float" office:value="5147">
            <text:p>5147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77">
            <text:p>977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49">
            <text:p>5249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09">
            <text:p>100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1">
            <text:p>5281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018">
            <text:p>101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24">
            <text:p>5324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2.L42" table:end-x="0.585in" table:end-y="0.0437in" draw:z-index="0" draw:style-name="gr1" svg:width="10.3642in" svg:height="8.1563in" svg:x="0in" svg:y="0in">
              <draw:object draw:notify-on-update-of-ranges="Sheet1.A1:Sheet1.A1 Sheet1.A2:Sheet1.A299 Sheet1.B1:Sheet1.B1 Sheet1.B2:Sheet1.B299 Sheet1.E1:Sheet1.E1 Sheet1.E2:Sheet1.E299 Sheet1.H1:Sheet1.H1 Sheet1.H2:Sheet1.H299 Sheet1.K1:Sheet1.K1 Sheet1.K2:Sheet1.K299 Sheet1.N1:Sheet1.N1 Sheet1.N2:Sheet1.N299 Sheet1.Q1:Sheet1.Q1 Sheet1.Q2:Sheet1.Q299 Sheet1.T1:Sheet1.T1 Sheet1.T2:Sheet1.T299 Sheet1.W1:Sheet1.W1 Sheet1.W2:Sheet1.W2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3.Q28" table:end-x="0.0524in" table:end-y="0.1772in" draw:z-index="0" draw:style-name="gr1" svg:width="14.2768in" svg:height="5.5193in" svg:x="0in" svg:y="0in">
              <draw:object draw:notify-on-update-of-ranges="Sheet1.A1:Sheet1.A1 Sheet1.A2:Sheet1.A299 Sheet1.C1:Sheet1.C1 Sheet1.C2:Sheet1.C299 Sheet1.F1:Sheet1.F1 Sheet1.F2:Sheet1.F299 Sheet1.I1:Sheet1.I1 Sheet1.I2:Sheet1.I299 Sheet1.L1:Sheet1.L1 Sheet1.L2:Sheet1.L299 Sheet1.O1:Sheet1.O1 Sheet1.O2:Sheet1.O299 Sheet1.R1:Sheet1.R1 Sheet1.R2:Sheet1.R299 Sheet1.U1:Sheet1.U1 Sheet1.U2:Sheet1.U299 Sheet1.X1:Sheet1.X1 Sheet1.X2:Sheet1.X29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4.L29" table:end-x="0.8457in" table:end-y="0.0213in" draw:z-index="0" draw:style-name="gr1" svg:width="10.6248in" svg:height="5.5614in" svg:x="0in" svg:y="0in">
              <draw:object draw:notify-on-update-of-ranges="Sheet1.A1:Sheet1.A1 Sheet1.A2:Sheet1.A299 Sheet1.D1:Sheet1.D1 Sheet1.D2:Sheet1.D299 Sheet1.G1:Sheet1.G1 Sheet1.G2:Sheet1.G299 Sheet1.J1:Sheet1.J1 Sheet1.J2:Sheet1.J299 Sheet1.M1:Sheet1.M1 Sheet1.M2:Sheet1.M299 Sheet1.P1:Sheet1.P1 Sheet1.P2:Sheet1.P299 Sheet1.S1:Sheet1.S1 Sheet1.S2:Sheet1.S299 Sheet1.V1:Sheet1.V1 Sheet1.V2:Sheet1.V299 Sheet1.Y1:Sheet1.Y1 Sheet1.Y2:Sheet1.Y29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2">02/12/2009</text:date>, <text:time>09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Pankowecki</meta:initial-creator>
    <meta:creation-date>2009-01-30T15:32:42</meta:creation-date>
    <dc:creator>Robert Pankowecki</dc:creator>
    <dc:date>2009-02-12T09:04:22</dc:date>
    <meta:editing-cycles>8</meta:editing-cycles>
    <meta:editing-duration>PT1H51M15S</meta:editing-duration>
    <meta:user-defined meta:name="Info 1"/>
    <meta:user-defined meta:name="Info 2"/>
    <meta:user-defined meta:name="Info 3"/>
    <meta:user-defined meta:name="Info 4"/>
    <meta:document-statistic meta:table-count="4" meta:cell-count="74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430244445801pt" style:font-size-asian="11.6430244445801pt" style:font-size-complex="11.6430244445801pt"/>
    </style:style>
    <style:style style:name="ch3" style:family="chart">
      <style:graphic-properties draw:stroke="none" svg:stroke-color="#b3b3b3" draw:fill="none" draw:fill-color="#e6e6e6"/>
      <style:text-properties fo:font-size="7.16493844985962pt" style:font-size-asian="7.16493844985962pt" style:font-size-complex="7.16493844985962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6055545806885pt" style:font-size-asian="8.06055545806885pt" style:font-size-complex="8.06055545806885pt"/>
    </style:style>
    <style:style style:name="ch7" style:family="chart">
      <style:chart-properties style:rotation-angle="90"/>
      <style:text-properties fo:font-size="8.06055545806885pt" style:font-size-asian="8.06055545806885pt" style:font-size-complex="8.06055545806885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326cm" svg:height="20.718cm" chart:class="chart:line" chart:style-name="ch1">
        <chart:title svg:x="11.324cm" svg:y="0.414cm" chart:style-name="ch2">
          <text:p>Logiczne Linie kodu</text:p>
        </chart:title>
        <chart:legend chart:legend-position="end" svg:x="22.678cm" svg:y="8.737cm" chart:style-name="ch3"/>
        <chart:plot-area chart:style-name="ch4" table:cell-range-address="Sheet1.A1:Sheet1.B299 Sheet1.E1:Sheet1.E299 Sheet1.H1:Sheet1.H299 Sheet1.K1:Sheet1.K299 Sheet1.N1:Sheet1.N299 Sheet1.Q1:Sheet1.Q299 Sheet1.T1:Sheet1.T299 Sheet1.W1:Sheet1.W299" chart:data-source-has-labels="both" svg:x="0.85cm" svg:y="1.331cm" svg:width="21.302cm" svg:height="18.367cm">
          <chart:axis chart:dimension="x" chart:name="primary-x" chart:style-name="ch5">
            <chart:title svg:x="10.889cm" svg:y="19.534cm" chart:style-name="ch6">
              <text:p>Numer rewizji</text:p>
            </chart:title>
            <chart:categories table:cell-range-address="Sheet1.A2:Sheet1.A299"/>
          </chart:axis>
          <chart:axis chart:dimension="y" chart:name="primary-y" chart:style-name="ch5">
            <chart:title svg:x="0.527cm" svg:y="10.698cm" chart:style-name="ch7">
              <text:p>Liczba</text:p>
            </chart:title>
            <chart:grid chart:style-name="ch8" chart:class="major"/>
          </chart:axis>
          <chart:series chart:style-name="ch9" chart:values-cell-range-address="Sheet1.B2:Sheet1.B299" chart:label-cell-address="Sheet1.B1:Sheet1.B1" chart:class="chart:line">
            <chart:data-point chart:repeated="298"/>
          </chart:series>
          <chart:series chart:style-name="ch10" chart:values-cell-range-address="Sheet1.E2:Sheet1.E299" chart:label-cell-address="Sheet1.E1:Sheet1.E1" chart:class="chart:line">
            <chart:data-point chart:repeated="298"/>
          </chart:series>
          <chart:series chart:style-name="ch11" chart:values-cell-range-address="Sheet1.H2:Sheet1.H299" chart:label-cell-address="Sheet1.H1:Sheet1.H1" chart:class="chart:line">
            <chart:data-point chart:repeated="298"/>
          </chart:series>
          <chart:series chart:style-name="ch12" chart:values-cell-range-address="Sheet1.K2:Sheet1.K299" chart:label-cell-address="Sheet1.K1:Sheet1.K1" chart:class="chart:line">
            <chart:data-point chart:repeated="298"/>
          </chart:series>
          <chart:series chart:style-name="ch13" chart:values-cell-range-address="Sheet1.N2:Sheet1.N299" chart:label-cell-address="Sheet1.N1:Sheet1.N1" chart:class="chart:line">
            <chart:data-point chart:repeated="298"/>
          </chart:series>
          <chart:series chart:style-name="ch14" chart:values-cell-range-address="Sheet1.Q2:Sheet1.Q299" chart:label-cell-address="Sheet1.Q1:Sheet1.Q1" chart:class="chart:line">
            <chart:data-point chart:repeated="298"/>
          </chart:series>
          <chart:series chart:style-name="ch15" chart:values-cell-range-address="Sheet1.T2:Sheet1.T299" chart:label-cell-address="Sheet1.T1:Sheet1.T1" chart:class="chart:line">
            <chart:data-point chart:repeated="298"/>
          </chart:series>
          <chart:series chart:style-name="ch16" chart:values-cell-range-address="Sheet1.W2:Sheet1.W299" chart:label-cell-address="Sheet1.W1:Sheet1.W1" chart:class="chart:line">
            <chart:data-point chart:repeated="29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LOC</text:p>
              </table:table-cell>
              <table:table-cell office:value-type="string">
                <text:p>HelpersLOC</text:p>
              </table:table-cell>
              <table:table-cell office:value-type="string">
                <text:p>ModelsLOC</text:p>
              </table:table-cell>
              <table:table-cell office:value-type="string">
                <text:p>LibrariesLOC</text:p>
              </table:table-cell>
              <table:table-cell office:value-type="string">
                <text:p>IntegrationTestsLOC</text:p>
              </table:table-cell>
              <table:table-cell office:value-type="string">
                <text:p>FunctionalTestLOC</text:p>
              </table:table-cell>
              <table:table-cell office:value-type="string">
                <text:p>UnitTestsLOC</text:p>
              </table:table-cell>
              <table:table-cell office:value-type="string">
                <text:p>TotalLOC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85">
                <text:p>28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36">
                <text:p>6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3">
                <text:p>333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73">
                <text:p>37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48">
                <text:p>44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63">
                <text:p>463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">
                <text:p>777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51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531">
                <text:p>5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">
                <text:p>776</text:p>
              </table:table-cell>
              <table:table-cell office:value-type="float" office:value="50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219">
                <text:p>219</text:p>
              </table:table-cell>
              <table:table-cell office:value-type="float" office:value="531">
                <text:p>53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4">
                <text:p>414</text:p>
              </table:table-cell>
              <table:table-cell office:value-type="float" office:value="765">
                <text:p>76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09">
                <text:p>409</text:p>
              </table:table-cell>
              <table:table-cell office:value-type="float" office:value="765">
                <text:p>765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3">
                <text:p>853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5">
                <text:p>415</text:p>
              </table:table-cell>
              <table:table-cell office:value-type="float" office:value="765">
                <text:p>76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1">
                <text:p>451</text:p>
              </table:table-cell>
              <table:table-cell office:value-type="float" office:value="765">
                <text:p>765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9">
                <text:p>459</text:p>
              </table:table-cell>
              <table:table-cell office:value-type="float" office:value="765">
                <text:p>76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9">
                <text:p>849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7">
                <text:p>847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8">
                <text:p>858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9">
                <text:p>879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">
                <text:p>891</text:p>
              </table:table-cell>
              <table:table-cell office:value-type="float" office:value="194">
                <text:p>194</text:p>
              </table:table-cell>
              <table:table-cell office:value-type="float" office:value="624">
                <text:p>624</text:p>
              </table:table-cell>
              <table:table-cell office:value-type="float" office:value="181">
                <text:p>181</text:p>
              </table:table-cell>
              <table:table-cell office:value-type="float" office:value="21">
                <text:p>21</text:p>
              </table:table-cell>
              <table:table-cell office:value-type="float" office:value="513">
                <text:p>513</text:p>
              </table:table-cell>
              <table:table-cell office:value-type="float" office:value="765">
                <text:p>76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6">
                <text:p>876</text:p>
              </table:table-cell>
              <table:table-cell office:value-type="float" office:value="202">
                <text:p>202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509">
                <text:p>509</text:p>
              </table:table-cell>
              <table:table-cell office:value-type="float" office:value="751">
                <text:p>7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02">
                <text:p>202</text:p>
              </table:table-cell>
              <table:table-cell office:value-type="float" office:value="661">
                <text:p>66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7">
                <text:p>647</text:p>
              </table:table-cell>
              <table:table-cell office:value-type="float" office:value="751">
                <text:p>751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0">
                <text:p>920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9">
                <text:p>65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86">
                <text:p>6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5">
                <text:p>75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9">
                <text:p>649</text:p>
              </table:table-cell>
              <table:table-cell office:value-type="float" office:value="755">
                <text:p>75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0">
                <text:p>71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68">
                <text:p>768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73">
                <text:p>773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66">
                <text:p>76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93">
                <text:p>79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40">
                <text:p>84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78">
                <text:p>678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6">
                <text:p>926</text:p>
              </table:table-cell>
              <table:table-cell office:value-type="float" office:value="210">
                <text:p>210</text:p>
              </table:table-cell>
              <table:table-cell office:value-type="float" office:value="777">
                <text:p>77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924">
                <text:p>92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6">
                <text:p>85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5">
                <text:p>875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1">
                <text:p>861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4">
                <text:p>864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7">
                <text:p>877</text:p>
              </table:table-cell>
              <table:table-cell office:value-type="float" office:value="227">
                <text:p>227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957">
                <text:p>95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">
                <text:p>837</text:p>
              </table:table-cell>
              <table:table-cell office:value-type="float" office:value="223">
                <text:p>223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22">
                <text:p>722</text:p>
              </table:table-cell>
              <table:table-cell office:value-type="float" office:value="929">
                <text:p>92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907">
                <text:p>907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75">
                <text:p>97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058">
                <text:p>105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5">
                <text:p>965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17">
                <text:p>111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82">
                <text:p>1182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7">
                <text:p>957</text:p>
              </table:table-cell>
              <table:table-cell office:value-type="float" office:value="252">
                <text:p>252</text:p>
              </table:table-cell>
              <table:table-cell office:value-type="float" office:value="903">
                <text:p>903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297">
                <text:p>1297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1">
                <text:p>981</text:p>
              </table:table-cell>
              <table:table-cell office:value-type="float" office:value="254">
                <text:p>254</text:p>
              </table:table-cell>
              <table:table-cell office:value-type="float" office:value="919">
                <text:p>919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4">
                <text:p>984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25">
                <text:p>132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4">
                <text:p>984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25">
                <text:p>132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937">
                <text:p>937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31">
                <text:p>1331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98">
                <text:p>898</text:p>
              </table:table-cell>
              <table:table-cell office:value-type="float" office:value="393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06">
                <text:p>1306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56">
                <text:p>85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06">
                <text:p>1306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62">
                <text:p>862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42">
                <text:p>1342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0">
                <text:p>940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0">
                <text:p>940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3">
                <text:p>963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3">
                <text:p>963</text:p>
              </table:table-cell>
              <table:table-cell office:value-type="float" office:value="257">
                <text:p>257</text:p>
              </table:table-cell>
              <table:table-cell office:value-type="float" office:value="921">
                <text:p>921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7">
                <text:p>1377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0">
                <text:p>830</text:p>
              </table:table-cell>
              <table:table-cell office:value-type="float" office:value="1393">
                <text:p>1393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0">
                <text:p>960</text:p>
              </table:table-cell>
              <table:table-cell office:value-type="float" office:value="260">
                <text:p>260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93">
                <text:p>139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6">
                <text:p>966</text:p>
              </table:table-cell>
              <table:table-cell office:value-type="float" office:value="260">
                <text:p>260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93">
                <text:p>139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0">
                <text:p>960</text:p>
              </table:table-cell>
              <table:table-cell office:value-type="float" office:value="260">
                <text:p>260</text:p>
              </table:table-cell>
              <table:table-cell office:value-type="float" office:value="924">
                <text:p>92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422">
                <text:p>1422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27">
                <text:p>927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0">
                <text:p>850</text:p>
              </table:table-cell>
              <table:table-cell office:value-type="float" office:value="1461">
                <text:p>1461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27">
                <text:p>927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4">
                <text:p>864</text:p>
              </table:table-cell>
              <table:table-cell office:value-type="float" office:value="1461">
                <text:p>1461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9">
                <text:p>959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99">
                <text:p>899</text:p>
              </table:table-cell>
              <table:table-cell office:value-type="float" office:value="1465">
                <text:p>146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31">
                <text:p>931</text:p>
              </table:table-cell>
              <table:table-cell office:value-type="float" office:value="1465">
                <text:p>1465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60">
                <text:p>960</text:p>
              </table:table-cell>
              <table:table-cell office:value-type="float" office:value="1465">
                <text:p>1465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95">
                <text:p>995</text:p>
              </table:table-cell>
              <table:table-cell office:value-type="float" office:value="1465">
                <text:p>1465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8">
                <text:p>968</text:p>
              </table:table-cell>
              <table:table-cell office:value-type="float" office:value="260">
                <text:p>260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3">
                <text:p>1003</text:p>
              </table:table-cell>
              <table:table-cell office:value-type="float" office:value="1474">
                <text:p>1474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474">
                <text:p>1474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07">
                <text:p>1507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7">
                <text:p>977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9">
                <text:p>1009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8">
                <text:p>1018</text:p>
              </table:table-cell>
              <table:table-cell office:value-type="float" office:value="302">
                <text:p>302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90730285645pt" style:font-size-asian="12.9990730285645pt" style:font-size-complex="12.9990730285645pt"/>
    </style:style>
    <style:style style:name="ch3" style:family="chart">
      <style:graphic-properties draw:stroke="none" svg:stroke-color="#b3b3b3" draw:fill="none" draw:fill-color="#e6e6e6"/>
      <style:text-properties fo:font-size="7.99942922592163pt" style:font-size-asian="7.99942922592163pt" style:font-size-complex="7.99942922592163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935817718506pt" style:font-size-asian="8.99935817718506pt" style:font-size-complex="8.99935817718506pt"/>
    </style:style>
    <style:style style:name="ch7" style:family="chart">
      <style:chart-properties style:rotation-angle="90"/>
      <style:text-properties fo:font-size="8.99935817718506pt" style:font-size-asian="8.99935817718506pt" style:font-size-complex="8.99935817718506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76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76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6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76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6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76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76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264cm" svg:height="14.02cm" chart:class="chart:line" chart:style-name="ch1">
        <chart:title svg:x="16.982cm" svg:y="0.28cm" chart:style-name="ch2">
          <text:p>Liczba Klas</text:p>
        </chart:title>
        <chart:legend chart:legend-position="end" svg:x="31.739cm" svg:y="5.099cm" chart:style-name="ch3"/>
        <chart:plot-area chart:style-name="ch4" table:cell-range-address="Sheet1.A1:Sheet1.A299 Sheet1.C1:Sheet1.C299 Sheet1.F1:Sheet1.F299 Sheet1.I1:Sheet1.I299 Sheet1.L1:Sheet1.L299 Sheet1.O1:Sheet1.O299 Sheet1.R1:Sheet1.R299 Sheet1.U1:Sheet1.U299 Sheet1.X1:Sheet1.X299" chart:data-source-has-labels="both" svg:x="1.248cm" svg:y="1.141cm" svg:width="29.767cm" svg:height="12.236cm">
          <chart:axis chart:dimension="x" chart:name="primary-x" chart:style-name="ch5">
            <chart:title svg:x="15.456cm" svg:y="13.035cm" chart:style-name="ch6">
              <text:p>Numer rewizji</text:p>
            </chart:title>
            <chart:categories table:cell-range-address="Sheet1.A2:Sheet1.A299"/>
          </chart:axis>
          <chart:axis chart:dimension="y" chart:name="primary-y" chart:style-name="ch5">
            <chart:title svg:x="0.724cm" svg:y="7.424cm" chart:style-name="ch7">
              <text:p>Liczba</text:p>
            </chart:title>
            <chart:grid chart:style-name="ch8" chart:class="major"/>
          </chart:axis>
          <chart:series chart:style-name="ch9" chart:values-cell-range-address="Sheet1.C2:Sheet1.C299" chart:label-cell-address="Sheet1.C1:Sheet1.C1" chart:class="chart:line">
            <chart:data-point chart:repeated="298"/>
          </chart:series>
          <chart:series chart:style-name="ch10" chart:values-cell-range-address="Sheet1.F2:Sheet1.F299" chart:label-cell-address="Sheet1.F1:Sheet1.F1" chart:class="chart:line">
            <chart:data-point chart:repeated="298"/>
          </chart:series>
          <chart:series chart:style-name="ch11" chart:values-cell-range-address="Sheet1.I2:Sheet1.I299" chart:label-cell-address="Sheet1.I1:Sheet1.I1" chart:class="chart:line">
            <chart:data-point chart:repeated="298"/>
          </chart:series>
          <chart:series chart:style-name="ch12" chart:values-cell-range-address="Sheet1.L2:Sheet1.L299" chart:label-cell-address="Sheet1.L1:Sheet1.L1" chart:class="chart:line">
            <chart:data-point chart:repeated="298"/>
          </chart:series>
          <chart:series chart:style-name="ch13" chart:values-cell-range-address="Sheet1.O2:Sheet1.O299" chart:label-cell-address="Sheet1.O1:Sheet1.O1" chart:class="chart:line">
            <chart:data-point chart:repeated="298"/>
          </chart:series>
          <chart:series chart:style-name="ch14" chart:values-cell-range-address="Sheet1.R2:Sheet1.R299" chart:label-cell-address="Sheet1.R1:Sheet1.R1" chart:class="chart:line">
            <chart:data-point chart:repeated="298"/>
          </chart:series>
          <chart:series chart:style-name="ch15" chart:values-cell-range-address="Sheet1.U2:Sheet1.U299" chart:label-cell-address="Sheet1.U1:Sheet1.U1" chart:class="chart:line">
            <chart:data-point chart:repeated="298"/>
          </chart:series>
          <chart:series chart:style-name="ch16" chart:values-cell-range-address="Sheet1.X2:Sheet1.X299" chart:label-cell-address="Sheet1.X1:Sheet1.X1" chart:class="chart:line">
            <chart:data-point chart:repeated="29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Classes</text:p>
              </table:table-cell>
              <table:table-cell office:value-type="string">
                <text:p>HelpersClasses</text:p>
              </table:table-cell>
              <table:table-cell office:value-type="string">
                <text:p>ModelsClasses</text:p>
              </table:table-cell>
              <table:table-cell office:value-type="string">
                <text:p>LibrariesClasses</text:p>
              </table:table-cell>
              <table:table-cell office:value-type="string">
                <text:p>IntegrationTestsClasses</text:p>
              </table:table-cell>
              <table:table-cell office:value-type="string">
                <text:p>FunctionalTestClasses</text:p>
              </table:table-cell>
              <table:table-cell office:value-type="string">
                <text:p>UnitTestsClasses</text:p>
              </table:table-cell>
              <table:table-cell office:value-type="string">
                <text:p>TotalClasses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95104503631592pt" style:font-size-asian="9.95104503631592pt" style:font-size-complex="9.95104503631592pt"/>
    </style:style>
    <style:style style:name="ch3" style:family="chart">
      <style:graphic-properties draw:stroke="none" svg:stroke-color="#b3b3b3" draw:fill="none" draw:fill-color="#e6e6e6"/>
      <style:text-properties fo:font-size="6.12372016906738pt" style:font-size-asian="6.12372016906738pt" style:font-size-complex="6.1237201690673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88918542861938pt" style:font-size-asian="6.88918542861938pt" style:font-size-complex="6.88918542861938pt"/>
    </style:style>
    <style:style style:name="ch7" style:family="chart">
      <style:chart-properties style:rotation-angle="90"/>
      <style:text-properties fo:font-size="6.88918542861938pt" style:font-size-asian="6.88918542861938pt" style:font-size-complex="6.88918542861938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76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6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76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6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6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76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76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width="0.076cm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988cm" svg:height="14.127cm" chart:class="chart:line" chart:style-name="ch1">
        <chart:title svg:x="11.569cm" svg:y="0.283cm" chart:style-name="ch2">
          <text:p>Liczba metod w projekcie</text:p>
        </chart:title>
        <chart:legend chart:legend-position="end" svg:x="23.5cm" svg:y="5.144cm" chart:style-name="ch3"/>
        <chart:plot-area chart:style-name="ch4" table:cell-range-address="Sheet1.A1:Sheet1.A299 Sheet1.D1:Sheet1.D299 Sheet1.G1:Sheet1.G299 Sheet1.J1:Sheet1.J299 Sheet1.M1:Sheet1.M299 Sheet1.P1:Sheet1.P299 Sheet1.S1:Sheet1.S299 Sheet1.V1:Sheet1.V299 Sheet1.Y1:Sheet1.Y299" chart:data-source-has-labels="both" svg:x="0.923cm" svg:y="1.148cm" svg:width="22.035cm" svg:height="12.331cm">
          <chart:axis chart:dimension="x" chart:name="primary-x" chart:style-name="ch5">
            <chart:title svg:x="11.425cm" svg:y="13.137cm" chart:style-name="ch6">
              <text:p>Numer rewizji</text:p>
            </chart:title>
            <chart:categories table:cell-range-address="Sheet1.A2:Sheet1.A299"/>
          </chart:axis>
          <chart:axis chart:dimension="y" chart:name="primary-y" chart:style-name="ch5">
            <chart:title svg:x="0.54cm" svg:y="7.479cm" chart:style-name="ch7">
              <text:p>Liczba</text:p>
            </chart:title>
            <chart:grid chart:style-name="ch8" chart:class="major"/>
          </chart:axis>
          <chart:series chart:style-name="ch9" chart:values-cell-range-address="Sheet1.D2:Sheet1.D299" chart:label-cell-address="Sheet1.D1:Sheet1.D1" chart:class="chart:line">
            <chart:data-point chart:repeated="298"/>
          </chart:series>
          <chart:series chart:style-name="ch10" chart:values-cell-range-address="Sheet1.G2:Sheet1.G299" chart:label-cell-address="Sheet1.G1:Sheet1.G1" chart:class="chart:line">
            <chart:data-point chart:repeated="298"/>
          </chart:series>
          <chart:series chart:style-name="ch11" chart:values-cell-range-address="Sheet1.J2:Sheet1.J299" chart:label-cell-address="Sheet1.J1:Sheet1.J1" chart:class="chart:line">
            <chart:data-point chart:repeated="298"/>
          </chart:series>
          <chart:series chart:style-name="ch12" chart:values-cell-range-address="Sheet1.M2:Sheet1.M299" chart:label-cell-address="Sheet1.M1:Sheet1.M1" chart:class="chart:line">
            <chart:data-point chart:repeated="298"/>
          </chart:series>
          <chart:series chart:style-name="ch13" chart:values-cell-range-address="Sheet1.P2:Sheet1.P299" chart:label-cell-address="Sheet1.P1:Sheet1.P1" chart:class="chart:line">
            <chart:data-point chart:repeated="298"/>
          </chart:series>
          <chart:series chart:style-name="ch14" chart:values-cell-range-address="Sheet1.S2:Sheet1.S299" chart:label-cell-address="Sheet1.S1:Sheet1.S1" chart:class="chart:line">
            <chart:data-point chart:repeated="298"/>
          </chart:series>
          <chart:series chart:style-name="ch15" chart:values-cell-range-address="Sheet1.V2:Sheet1.V299" chart:label-cell-address="Sheet1.V1:Sheet1.V1" chart:class="chart:line">
            <chart:data-point chart:repeated="298"/>
          </chart:series>
          <chart:series chart:style-name="ch16" chart:values-cell-range-address="Sheet1.Y2:Sheet1.Y299" chart:label-cell-address="Sheet1.Y1:Sheet1.Y1" chart:class="chart:line">
            <chart:data-point chart:repeated="29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Methods</text:p>
              </table:table-cell>
              <table:table-cell office:value-type="string">
                <text:p>HelpersMethods</text:p>
              </table:table-cell>
              <table:table-cell office:value-type="string">
                <text:p>ModelsMethods</text:p>
              </table:table-cell>
              <table:table-cell office:value-type="string">
                <text:p>LibrariesMethods</text:p>
              </table:table-cell>
              <table:table-cell office:value-type="string">
                <text:p>IntegrationTestsMethods</text:p>
              </table:table-cell>
              <table:table-cell office:value-type="string">
                <text:p>FunctionalTestMethods</text:p>
              </table:table-cell>
              <table:table-cell office:value-type="string">
                <text:p>UnitTestsMethods</text:p>
              </table:table-cell>
              <table:table-cell office:value-type="string">
                <text:p>TotalMethods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18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19">
                <text:p>1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119">
                <text:p>11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